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Sensitivity analysis – demand </text:p>
      <text:p text:style-name="Standard">Sensitivity analysis – at which point rate can we negotiate for the rates</text:p>
      <text:p text:style-name="Standard">ethics - </text:p>
      <text:p text:style-name="Standard">multiobjective – servicability <text:s/>- distance travelled by trucks (assume some average speed (n-day delivery)), </text:p>
      <text:p text:style-name="Standard">distance – geocode </text:p>
      <text:p text:style-name="Standard">circuty factor 1.19 – US road distances </text:p>
      <text:p text:style-name="Standard">HW – circuty factor for India = 1.31? (<text:a xlink:type="simple" xlink:href="https://courses.edx.org/asset-v1:MITx+CTL.SC1x_1+2T2015+type@asset+block/w10l1_TranspOps_FINAL_ANNOTATED.pdf" text:style-name="Internet_20_link" text:visited-style-name="Visited_20_Internet_20_Link">https://courses.edx.org/asset-v1:MITx+CTL.SC1x_1+2T2015+type@asset+block/w10l1_TranspOps_FINAL_ANNOTATED.pdf</text:a> - source)</text:p>
      <text:p text:style-name="Standard"/>
      <text:p text:style-name="Standard">HBR - supply chain inventory optimization cases</text:p>
      <text:p text:style-name="Standard">SJSOM – subscription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tkarsh Konge</meta:initial-creator>
    <meta:creation-date>2020-12-15T21:28:57.35</meta:creation-date>
    <meta:generator>OpenOffice/4.1.6$Win32 OpenOffice.org_project/416m1$Build-9790</meta:generator>
    <dc:date>2020-12-16T09:25:13.99</dc:date>
    <dc:creator>Utkarsh Konge</dc:creator>
    <meta:editing-duration>PT2H40M40S</meta:editing-duration>
    <meta:editing-cycles>5</meta:editing-cycles>
    <meta:document-statistic meta:table-count="0" meta:image-count="0" meta:object-count="0" meta:page-count="1" meta:paragraph-count="9" meta:word-count="64" meta:character-count="504"/>
  </office:meta>
</office:document-meta>
</file>